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2pt"/>
    </style:style>
    <style:style style:name="co2" style:family="table-column">
      <style:table-column-properties fo:break-before="auto" style:column-width="108.31pt"/>
    </style:style>
    <style:style style:name="co3" style:family="table-column">
      <style:table-column-properties fo:break-before="auto" style:column-width="116.79pt"/>
    </style:style>
    <style:style style:name="co4" style:family="table-column">
      <style:table-column-properties fo:break-before="auto" style:column-width="169.3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learning time (milisec)</text:p>
          </table:table-cell>
          <table:table-cell office:value-type="string" calcext:value-type="string">
            <text:p>prediction time (milisec)</text:p>
          </table:table-cell>
          <table:table-cell office:value-type="string" calcext:value-type="string">
            <text:p>prediction per time interval (milisec)</text:p>
          </table:table-cell>
        </table:table-row>
        <table:table-row table:style-name="ro1">
          <table:table-cell office:value-type="string" calcext:value-type="string">
            <text:p>GBLM</text:p>
          </table:table-cell>
          <table:table-cell office:value-type="float" office:value="4625.3" calcext:value-type="float">
            <text:p>4625.3</text:p>
          </table:table-cell>
          <table:table-cell table:style-name="ce1" office:value-type="float" office:value="2268.8" calcext:value-type="float">
            <text:p>2268.8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MLShepard</text:p>
          </table:table-cell>
          <table:table-cell table:style-name="ce1" office:value-type="float" office:value="228.4" calcext:value-type="float">
            <text:p>228.4</text:p>
          </table:table-cell>
          <table:table-cell office:value-type="float" office:value="146415.4" calcext:value-type="float">
            <text:p>146415.4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OARIMA (ons)</text:p>
          </table:table-cell>
          <table:table-cell office:value-type="float" office:value="393348" calcext:value-type="float">
            <text:p>393348</text:p>
          </table:table-cell>
          <table:table-cell office:value-type="float" office:value="3546.2" calcext:value-type="float">
            <text:p>3546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OARIMA (ogd)</text:p>
          </table:table-cell>
          <table:table-cell office:value-type="float" office:value="389910.7" calcext:value-type="float">
            <text:p>389910.7</text:p>
          </table:table-cell>
          <table:table-cell office:value-type="float" office:value="2304.6" calcext:value-type="float">
            <text:p>2304.6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WHLR</text:p>
          </table:table-cell>
          <table:table-cell office:value-type="float" office:value="4720.1" calcext:value-type="float">
            <text:p>4720.1</text:p>
          </table:table-cell>
          <table:table-cell office:value-type="float" office:value="22072" calcext:value-type="float">
            <text:p>22072</text:p>
          </table:table-cell>
          <table:table-cell office:value-type="float" office:value="0.4" calcext:value-type="float">
            <text:p>0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05">00/00/0000</text:date>, <text:time style:data-style-name="N2" text:time-value="11:16:49.9408485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5T09:27:27.254524758</meta:creation-date>
    <dc:date>2021-01-05T11:17:38.108944535</dc:date>
    <meta:editing-duration>PT11M50S</meta:editing-duration>
    <meta:editing-cycles>4</meta:editing-cycles>
    <meta:generator>LibreOffice/5.1.6.2$Linux_X86_64 LibreOffice_project/10m0$Build-2</meta:generator>
    <meta:document-statistic meta:table-count="1" meta:cell-count="24" meta:object-count="0"/>
  </office:meta>
</office:document-meta>
</file>